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0000000077E000003C05676853F6712577E.png" manifest:media-type="image/png"/>
  <manifest:file-entry manifest:full-path="Pictures/100000000000077E000003C00AAB0C999392A2E5.png" manifest:media-type="image/png"/>
  <manifest:file-entry manifest:full-path="Pictures/100000000000077E000003C0C346D5F392065562.png" manifest:media-type="image/png"/>
  <manifest:file-entry manifest:full-path="Pictures/100000000000077E000003C08912E0B8E490430A.png" manifest:media-type="image/png"/>
  <manifest:file-entry manifest:full-path="Pictures/100000000000077E000003C011C2EDA2FB29172B.png" manifest:media-type="image/png"/>
  <manifest:file-entry manifest:full-path="Pictures/100000000000077E000003C0966B45C62C854A0D.png" manifest:media-type="image/png"/>
  <manifest:file-entry manifest:full-path="Pictures/100000000000077E000003C020A9C583D80988D2.png" manifest:media-type="image/png"/>
  <manifest:file-entry manifest:full-path="Pictures/100000000000077E000003C029C112AC39806740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9.625cm, 0cm, 10.195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0.941cm, 0cm, 10.195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657cm, 9.294cm, 0.725cm, 9.54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0.283cm, 0cm, 9.866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722cm, 4.691cm, 0.66cm, 3.945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721cm, 1.647cm, 2.634cm, 0.408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7.813cm" svg:height="14.63cm" svg:x="1.889cm" svg:y="0.975cm">
          <draw:image xlink:href="Pictures/100000000000077E000003C020A9C583D80988D2.png" xlink:type="simple" xlink:show="embed" xlink:actuate="onLoad" loext:mime-type="image/png">
            <text:p/>
          </draw:image>
        </draw:frame>
        <draw:frame draw:style-name="gr2" draw:text-style-name="P1" draw:layer="layout" svg:width="19.589cm" svg:height="9.804cm" svg:x="1cm" svg:y="17.002cm">
          <draw:image xlink:href="Pictures/100000000000077E000003C0C346D5F392065562.png" xlink:type="simple" xlink:show="embed" xlink:actuate="onLoad" loext:mime-type="image/png">
            <text:p/>
          </draw:image>
        </draw:frame>
      </draw:page>
      <draw:page draw:name="page2" draw:style-name="dp1" draw:master-page-name="Default">
        <draw:frame draw:style-name="gr3" draw:text-style-name="P1" draw:layer="layout" svg:width="17.499cm" svg:height="15.011cm" svg:x="1.762cm" svg:y="1.102cm">
          <draw:image xlink:href="Pictures/100000000000077E000003C0966B45C62C854A0D.png" xlink:type="simple" xlink:show="embed" xlink:actuate="onLoad" loext:mime-type="image/png">
            <text:p/>
          </draw:image>
        </draw:frame>
        <draw:frame draw:style-name="gr2" draw:text-style-name="P1" draw:layer="layout" svg:width="19.589cm" svg:height="9.804cm" svg:x="1.223cm" svg:y="17.136cm">
          <draw:image xlink:href="Pictures/100000000000077E000003C029C112AC39806740.png" xlink:type="simple" xlink:show="embed" xlink:actuate="onLoad" loext:mime-type="image/png">
            <text:p/>
          </draw:image>
        </draw:frame>
      </draw:page>
      <draw:page draw:name="page3" draw:style-name="dp1" draw:master-page-name="Default">
        <draw:frame draw:style-name="gr4" draw:text-style-name="P1" draw:layer="layout" svg:width="16.764cm" svg:height="12.616cm" svg:x="2.397cm" svg:y="14.462cm">
          <draw:image xlink:href="Pictures/100000000000077E000003C08912E0B8E490430A.png" xlink:type="simple" xlink:show="embed" xlink:actuate="onLoad" loext:mime-type="image/png">
            <text:p/>
          </draw:image>
        </draw:frame>
        <draw:frame draw:style-name="gr5" draw:text-style-name="P1" draw:layer="layout" svg:width="16.853cm" svg:height="13.99cm" svg:x="2.303cm" svg:y="1.107cm">
          <draw:image xlink:href="Pictures/100000000000077E000003C00AAB0C999392A2E5.png" xlink:type="simple" xlink:show="embed" xlink:actuate="onLoad" loext:mime-type="image/png">
            <text:p/>
          </draw:image>
        </draw:frame>
      </draw:page>
      <draw:page draw:name="page4" draw:style-name="dp1" draw:master-page-name="Default">
        <draw:frame draw:style-name="gr6" draw:text-style-name="P1" draw:layer="layout" svg:width="19.597cm" svg:height="11.176cm" svg:x="1cm" svg:y="1.127cm">
          <draw:image xlink:href="Pictures/100000000000077E000003C05676853F6712577E.png" xlink:type="simple" xlink:show="embed" xlink:actuate="onLoad" loext:mime-type="image/png">
            <text:p/>
          </draw:image>
        </draw:frame>
        <draw:frame draw:style-name="gr7" draw:text-style-name="P1" draw:layer="layout" svg:width="19.59cm" svg:height="8.868cm" svg:x="1cm" svg:y="18.145cm">
          <draw:image xlink:href="Pictures/100000000000077E000003C011C2EDA2FB29172B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9-29T21:06:41.037875845</meta:creation-date>
    <dc:date>2019-09-29T21:25:59.300017782</dc:date>
    <meta:editing-duration>PT8M57S</meta:editing-duration>
    <meta:editing-cycles>1</meta:editing-cycles>
    <meta:generator>LibreOffice/6.3.0.4$Linux_X86_64 LibreOffice_project/30$Build-4</meta:generator>
    <meta:document-statistic meta:object-count="8"/>
  </office:meta>
</office:document-meta>
</file>